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B0000002D0C79DE8B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202cm" svg:height="19.049cm" svg:x="1.6cm" svg:y="0.851cm">
          <draw:image xlink:href="Pictures/10000000000002B0000002D0C79DE8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0:05:43.905000000</meta:creation-date>
    <meta:generator>LibreOffice/4.3.2.2$Windows_x86 LibreOffice_project/edfb5295ba211bd31ad47d0bad0118690f76407d</meta:generator>
    <dc:date>2015-03-12T20:06:22.104000000</dc:date>
    <meta:editing-duration>PT38S</meta:editing-duration>
    <meta:editing-cycles>1</meta:editing-cycles>
    <meta:document-statistic meta:object-count="1"/>
  </office:meta>
</office:document-meta>
</file>